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rriweather" svg:font-family="Merriweather"/>
    <style:font-face style:name="Merriweather Sans" svg:font-family="'Merriweather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11dc" officeooo:paragraph-rsid="000811dc"/>
    </style:style>
    <style:style style:name="P2" style:family="paragraph" style:parent-style-name="Standard" style:list-style-name="L2">
      <style:text-properties officeooo:rsid="000811dc" officeooo:paragraph-rsid="000811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ing:</text:p>
      <text:p text:style-name="P1"/>
      <text:p text:style-name="P1">Algorithm Self-Test:</text:p>
      <text:p text:style-name="P1">Add up sum of counts, should equal maximum allowable count.</text:p>
      <text:p text:style-name="P1"/>
      <text:p text:style-name="P1">Algorithm Comparison Test:</text:p>
      <text:list xml:id="list2573039995" text:style-name="L2">
        <text:list-item>
          <text:p text:style-name="P2">Compare Counts (must be equal)</text:p>
        </text:list-item>
        <text:list-item>
          <text:p text:style-name="P2">Compare Time Utilized</text:p>
        </text:list-item>
        <text:list-item>
          <text:p text:style-name="P2">Comparison should run through the following dice combinations:</text:p>
          <text:list>
            <text:list-item>
              <text:p text:style-name="P2">1d6 to 10d6</text:p>
            </text:list-item>
            <text:list-item>
              <text:p text:style-name="P2">1d8 to 10d8</text:p>
            </text:list-item>
            <text:list-item>
              <text:p text:style-name="P2">1d10 to 10d10</text:p>
            </text:list-item>
            <text:list-item>
              <text:p text:style-name="P2">1d12 to 10d12</text:p>
            </text:list-item>
            <text:list-item>
              <text:p text:style-name="P2">1d20 to 5d20</text:p>
            </text:list-item>
            <text:list-item>
              <text:p text:style-name="P2">All combinations of d6, d8, d10, d12, d20, with a minimum of 2 dice and a maximum of 5 dice.</text:p>
            </text:list-item>
            <text:list-item>
              <text:p text:style-name="P2">All combinations of d6, d8, d10, d12, and d100, with a minimum of 2 dice and a maximum of 5 dice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rriweather" svg:font-family="Merriweather"/>
    <style:font-face style:name="Merriweather Sans" svg:font-family="'Merriweather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Merriweather Sans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Merriweather Sans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Merriweather" fo:font-family="Merriweather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Merriweather Sans" fo:font-family="'Merriweather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Merriweather Sans" fo:font-family="'Merriweather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erriweather Sans" fo:font-family="'Merriweather Sans'" style:font-family-generic="swiss"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cholas Neumeyer</meta:initial-creator>
    <meta:creation-date>2020-12-16T20:32:33.684061233</meta:creation-date>
    <dc:date>2020-12-16T20:36:34.391910085</dc:date>
    <dc:creator>Nicholas Neumeyer</dc:creator>
    <meta:editing-duration>PT4M2S</meta:editing-duration>
    <meta:editing-cycles>1</meta:editing-cycles>
    <meta:document-statistic meta:table-count="0" meta:image-count="0" meta:object-count="0" meta:page-count="1" meta:paragraph-count="14" meta:word-count="98" meta:character-count="485" meta:non-whitespace-character-count="411"/>
    <meta:generator>LibreOffice/6.4.6.2$Linux_X86_64 LibreOffice_project/40$Build-2</meta:generator>
  </office:meta>
</office:document-meta>
</file>